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icrosoft Himalaya" svg:font-family="'Microsoft Himalaya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64e3" officeooo:paragraph-rsid="000c64e3"/>
    </style:style>
    <style:style style:name="P2" style:family="paragraph" style:parent-style-name="Standard">
      <style:text-properties fo:font-weight="bold" officeooo:rsid="000c64e3" officeooo:paragraph-rsid="000c64e3" style:font-weight-asian="bold" style:font-weight-complex="bold"/>
    </style:style>
    <style:style style:name="P3" style:family="paragraph" style:parent-style-name="Standard">
      <style:text-properties fo:font-weight="normal" officeooo:rsid="000c64e3" officeooo:paragraph-rsid="000c64e3" style:font-weight-asian="normal" style:font-weight-complex="normal"/>
    </style:style>
    <style:style style:name="P4" style:family="paragraph" style:parent-style-name="Standard">
      <style:text-properties fo:font-weight="normal" officeooo:rsid="000cfe03" officeooo:paragraph-rsid="000cfe03" style:font-weight-asian="normal" style:font-weight-complex="normal"/>
    </style:style>
    <style:style style:name="P5" style:family="paragraph" style:parent-style-name="Standard">
      <style:text-properties fo:font-weight="normal" officeooo:rsid="000e74f4" officeooo:paragraph-rsid="000e74f4" style:font-weight-asian="normal" style:font-weight-complex="normal"/>
    </style:style>
    <style:style style:name="P6" style:family="paragraph" style:parent-style-name="Standard">
      <style:text-properties fo:font-weight="normal" officeooo:rsid="000e74f4" officeooo:paragraph-rsid="000f838b" style:font-weight-asian="normal" style:font-weight-complex="normal"/>
    </style:style>
    <style:style style:name="P7" style:family="paragraph" style:parent-style-name="Standard">
      <style:text-properties fo:font-weight="normal" officeooo:rsid="000e74f4" officeooo:paragraph-rsid="00137ac5" style:font-weight-asian="normal" style:font-weight-complex="normal"/>
    </style:style>
    <style:style style:name="P8" style:family="paragraph" style:parent-style-name="Standard">
      <style:text-properties fo:font-weight="normal" officeooo:rsid="000ee4b2" officeooo:paragraph-rsid="000ee4b2" style:font-weight-asian="normal" style:font-weight-complex="normal"/>
    </style:style>
    <style:style style:name="P9" style:family="paragraph" style:parent-style-name="Standard">
      <style:text-properties fo:font-weight="normal" officeooo:rsid="000ee4b2" officeooo:paragraph-rsid="000f838b" style:font-weight-asian="normal" style:font-weight-complex="normal"/>
    </style:style>
    <style:style style:name="P10" style:family="paragraph" style:parent-style-name="Standard">
      <style:text-properties fo:font-weight="normal" officeooo:rsid="000ee4b2" officeooo:paragraph-rsid="00137ac5" style:font-weight-asian="normal" style:font-weight-complex="normal"/>
    </style:style>
    <style:style style:name="P11" style:family="paragraph" style:parent-style-name="Standard">
      <style:text-properties fo:font-weight="normal" officeooo:rsid="000f838b" officeooo:paragraph-rsid="000f838b" style:font-weight-asian="normal" style:font-weight-complex="normal"/>
    </style:style>
    <style:style style:name="P12" style:family="paragraph" style:parent-style-name="Standard">
      <style:text-properties fo:font-weight="normal" officeooo:rsid="000f838b" officeooo:paragraph-rsid="00112a91" style:font-weight-asian="normal" style:font-weight-complex="normal"/>
    </style:style>
    <style:style style:name="P13" style:family="paragraph" style:parent-style-name="Standard">
      <style:text-properties fo:font-weight="normal" officeooo:rsid="000f838b" officeooo:paragraph-rsid="00137ac5" style:font-weight-asian="normal" style:font-weight-complex="normal"/>
    </style:style>
    <style:style style:name="P14" style:family="paragraph" style:parent-style-name="Standard">
      <style:text-properties fo:font-weight="normal" officeooo:rsid="00112a91" officeooo:paragraph-rsid="00112a91" style:font-weight-asian="normal" style:font-weight-complex="normal"/>
    </style:style>
    <style:style style:name="P15" style:family="paragraph" style:parent-style-name="Standard">
      <style:text-properties fo:font-weight="normal" officeooo:rsid="00112a91" officeooo:paragraph-rsid="00137ac5" style:font-weight-asian="normal" style:font-weight-complex="normal"/>
    </style:style>
    <style:style style:name="P16" style:family="paragraph" style:parent-style-name="Standard">
      <style:text-properties fo:font-weight="normal" officeooo:rsid="00122ecc" officeooo:paragraph-rsid="00122ecc" style:font-weight-asian="normal" style:font-weight-complex="normal"/>
    </style:style>
    <style:style style:name="P17" style:family="paragraph" style:parent-style-name="Standard">
      <style:text-properties fo:font-weight="normal" officeooo:rsid="00122ecc" officeooo:paragraph-rsid="00148fa3" style:font-weight-asian="normal" style:font-weight-complex="normal"/>
    </style:style>
    <style:style style:name="P18" style:family="paragraph" style:parent-style-name="Standard">
      <style:text-properties fo:font-weight="normal" officeooo:rsid="001294eb" officeooo:paragraph-rsid="001294eb" style:font-weight-asian="normal" style:font-weight-complex="normal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0c64e3" officeooo:paragraph-rsid="000c64e3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0c64e3" officeooo:paragraph-rsid="00137ac5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0c64e3" officeooo:paragraph-rsid="000c64e3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0cfe03" officeooo:paragraph-rsid="000cfe03" style:font-weight-asian="bold" style:font-weight-complex="bold"/>
    </style:style>
    <style:style style:name="P23" style:family="paragraph" style:parent-style-name="Standard">
      <style:text-properties style:text-underline-style="none" fo:font-weight="normal" officeooo:rsid="000c64e3" officeooo:paragraph-rsid="000c64e3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0ee4b2" officeooo:paragraph-rsid="000f838b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0ee4b2" officeooo:paragraph-rsid="00137ac5" style:font-weight-asian="normal" style:font-weight-complex="normal"/>
    </style:style>
    <style:style style:name="P26" style:family="paragraph" style:parent-style-name="Standard">
      <style:text-properties style:text-underline-style="none" fo:font-weight="normal" officeooo:rsid="00112a91" officeooo:paragraph-rsid="00112a91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1294eb" officeooo:paragraph-rsid="001294eb" style:font-weight-asian="normal" style:font-weight-complex="normal"/>
    </style:style>
    <style:style style:name="P28" style:family="paragraph" style:parent-style-name="Standard">
      <style:text-properties style:text-underline-style="none" fo:font-weight="normal" officeooo:rsid="001294eb" officeooo:paragraph-rsid="0015c1dd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122ecc" officeooo:paragraph-rsid="00148fa3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148fa3" officeooo:paragraph-rsid="00148fa3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0cfe03" officeooo:paragraph-rsid="000cfe03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0cfe03" officeooo:paragraph-rsid="0015c1dd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15c1dd" officeooo:paragraph-rsid="0015c1dd" style:font-weight-asian="normal" style:font-weight-complex="normal"/>
    </style:style>
    <style:style style:name="P34" style:family="paragraph" style:parent-style-name="Standard">
      <style:text-properties fo:font-weight="normal" officeooo:rsid="00148fa3" officeooo:paragraph-rsid="00148fa3" style:font-weight-asian="normal" style:font-weight-complex="normal"/>
    </style:style>
    <style:style style:name="P35" style:family="paragraph" style:parent-style-name="Standard">
      <style:text-properties style:text-underline-style="none" fo:font-weight="normal" officeooo:rsid="00148fa3" officeooo:paragraph-rsid="00148fa3" style:font-weight-asian="normal" style:font-weight-complex="normal"/>
    </style:style>
    <style:style style:name="P36" style:family="paragraph" style:parent-style-name="Standard">
      <style:text-properties style:text-underline-style="none" fo:font-weight="normal" officeooo:rsid="0018d78c" officeooo:paragraph-rsid="0018d78c" style:font-weight-asian="normal" style:font-weight-complex="normal"/>
    </style:style>
    <style:style style:name="P37" style:family="paragraph" style:parent-style-name="Standard">
      <style:text-properties style:text-underline-style="none" fo:font-weight="normal" officeooo:rsid="001980bb" officeooo:paragraph-rsid="001980bb" style:font-weight-asian="normal" style:font-weight-complex="normal"/>
    </style:style>
    <style:style style:name="P38" style:family="paragraph" style:parent-style-name="Standard">
      <style:text-properties style:text-underline-style="none" fo:font-weight="normal" officeooo:rsid="000c64e3" officeooo:paragraph-rsid="000c64e3" style:font-weight-asian="normal" style:font-weight-complex="normal"/>
    </style:style>
    <style:style style:name="P39" style:family="paragraph" style:parent-style-name="Standard">
      <style:text-properties style:text-underline-style="none" fo:font-weight="normal" officeooo:rsid="001294eb" officeooo:paragraph-rsid="001294eb" style:font-weight-asian="normal" style:font-weight-complex="normal"/>
    </style:style>
    <style:style style:name="P40" style:family="paragraph" style:parent-style-name="Standard">
      <style:text-properties style:text-underline-style="none" fo:font-weight="normal" officeooo:rsid="001294eb" officeooo:paragraph-rsid="0015c1dd" style:font-weight-asian="normal" style:font-weight-complex="normal"/>
    </style:style>
    <style:style style:name="P41" style:family="paragraph" style:parent-style-name="Standard">
      <style:text-properties style:text-underline-style="none" fo:font-weight="normal" officeooo:rsid="0015c1dd" officeooo:paragraph-rsid="0015c1dd" style:font-weight-asian="normal" style:font-weight-complex="normal"/>
    </style:style>
    <style:style style:name="P42" style:family="paragraph" style:parent-style-name="Standard">
      <style:text-properties style:text-underline-style="solid" style:text-underline-width="auto" style:text-underline-color="font-color" fo:font-weight="bold" officeooo:rsid="000c64e3" officeooo:paragraph-rsid="000c64e3" style:font-weight-asian="bold" style:font-weight-complex="bold"/>
    </style:style>
    <style:style style:name="P43" style:family="paragraph" style:parent-style-name="Header">
      <style:paragraph-properties fo:text-align="end" style:justify-single-word="false"/>
      <style:text-properties style:font-name="Droid Sans Fallback" fo:font-size="10pt" officeooo:rsid="0017be11" officeooo:paragraph-rsid="0017be11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cfe03" style:font-weight-asian="normal" style:font-weight-complex="normal"/>
    </style:style>
    <style:style style:name="T4" style:family="text">
      <style:text-properties officeooo:rsid="000cfe03"/>
    </style:style>
    <style:style style:name="T5" style:family="text">
      <style:text-properties officeooo:rsid="000e74f4"/>
    </style:style>
    <style:style style:name="T6" style:family="text">
      <style:text-properties officeooo:rsid="000f838b"/>
    </style:style>
    <style:style style:name="T7" style:family="text">
      <style:text-properties officeooo:rsid="00112a91"/>
    </style:style>
    <style:style style:name="T8" style:family="text">
      <style:text-properties officeooo:rsid="00122ecc"/>
    </style:style>
    <style:style style:name="T9" style:family="text">
      <style:text-properties officeooo:rsid="00148fa3"/>
    </style:style>
    <style:style style:name="T10" style:family="text">
      <style:text-properties officeooo:rsid="0015c1dd"/>
    </style:style>
    <style:style style:name="T11" style:family="text">
      <style:text-properties officeooo:rsid="001980b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Problemas a resolver sólo con instrucciones secuenciales</text:p>
      <text:p text:style-name="P20"/>
      <text:p text:style-name="P2">Hacer un saque de volleyball</text:p>
      <text:p text:style-name="P1">Situación inicial: Estoy en un campo de volleyball, con<text:span text:style-name="T1"> <text:s/></text:span><text:span text:style-name="T2">la pelota en la mano y en </text:span><text:span text:style-name="T3">posición</text:span><text:span text:style-name="T2"> de saque.</text:span></text:p>
      <text:p text:style-name="P3"/>
      <text:p text:style-name="P3">1- Elevo el balón</text:p>
      <text:p text:style-name="P1"><text:span text:style-name="T2">2- Estando el </text:span><text:span text:style-name="T3">balón</text:span><text:span text:style-name="T2"> en el aire lo golpeo con la </text:span><text:span text:style-name="T3">suficiente</text:span><text:span text:style-name="T2"> fuerza para que el </text:span><text:span text:style-name="T3">balón</text:span><text:span text:style-name="T2"> llegue al otro campo</text:span></text:p>
      <text:p text:style-name="P3"/>
      <text:p text:style-name="P1"/>
      <text:p text:style-name="P2">Guardar una carta en un sobre postal y dejarlo preparado para enviar</text:p>
      <text:p text:style-name="P3">Situación inicial: Tengo delante la carta <text:s/>y un sobre postal</text:p>
      <text:p text:style-name="P3"/>
      <text:p text:style-name="P3">1- Con la mano i<text:span text:style-name="T4">zquierda cojo la carta</text:span></text:p>
      <text:p text:style-name="P4">2- Con la mano derecha cojo el sobre postal</text:p>
      <text:p text:style-name="P4">3- Meto la carta en el sobre postal</text:p>
      <text:p text:style-name="P4">4- Pongo todos los datos necesarios en el sobre postal</text:p>
      <text:p text:style-name="P4">5- Pego el sello en el sobre postal</text:p>
      <text:p text:style-name="P3"/>
      <text:p text:style-name="P2">Cortar un trozo de una cuña de queso</text:p>
      <text:p text:style-name="P4">Situación inicial: Estoy en frente <text:span text:style-name="T5">de un queso</text:span> y al lado de la cuña de queso hay un cuchillo</text:p>
      <text:p text:style-name="P4"/>
      <text:p text:style-name="P4">1- Con la mano izq<text:span text:style-name="T5">uierda sostengo el queso</text:span></text:p>
      <text:p text:style-name="P5">2- Con la mano derecha cojo el cuchillo</text:p>
      <text:p text:style-name="P5">3- Con el cuchillo hago un corte desde el centro a un extremo del queso</text:p>
      <text:p text:style-name="P5">4- Hago otro corte desde el centro a 90º del anterior corte</text:p>
      <text:p text:style-name="P3"/>
      <text:p text:style-name="P2">Echar refresco en un vaso a partir de una botella abierta de refresco</text:p>
      <text:p text:style-name="P5">Situación inicial: tengo enfrente una botella de refresco y justo al lado hay un vaso</text:p>
      <text:p text:style-name="P5"/>
      <text:p text:style-name="P8">1- Destapo la botella de refresco </text:p>
      <text:p text:style-name="P8">2- Sostengo el vaso con la mano izquierda</text:p>
      <text:p text:style-name="P8">3- Echo el refresco con la mano derecha</text:p>
      <text:p text:style-name="P8">4- Tapo el refresco</text:p>
      <text:p text:style-name="P8"/>
      <text:p text:style-name="P5"/>
      <text:p text:style-name="P2">Sacar un pendrive con seguridad de un ordenador</text:p>
      <text:p text:style-name="P8">Situación inicial: Tengo enfrente un portátil con un pendrive enchufado</text:p>
      <text:p text:style-name="P8"/>
      <text:p text:style-name="P8">1- Con la mano derecha cojo el ratón del PC</text:p>
      <text:p text:style-name="P8">2- Pongo el ratón en el símbolo del pendrive que esta situado en la barra de tareas</text:p>
      <text:p text:style-name="P8">3- <text:s/>Pulso click derecho</text:p>
      <text:p text:style-name="P8">4- Pongo el <text:span text:style-name="T6">ratón</text:span> sobre la <text:span text:style-name="T6">opción</text:span> de sacar el pendrive con seguridad</text:p>
      <text:p text:style-name="P8">5- Pulso click derecho</text:p>
      <text:p text:style-name="P8">6- Suelto el <text:span text:style-name="T6">ratón</text:span> </text:p>
      <text:p text:style-name="P8">7- Cojo el pendrive con la mano derecha</text:p>
      <text:p text:style-name="P8">8- Lo desenchufo del PC</text:p>
      <text:p text:style-name="P3"/>
      <text:p text:style-name="P3"/>
      <text:p text:style-name="P2"><text:soft-page-break/>Ponerte un jersey</text:p>
      <text:p text:style-name="P8">Situación inicial: <text:span text:style-name="T6">Tengo un jersey enfrente</text:span></text:p>
      <text:p text:style-name="P8"/>
      <text:p text:style-name="P11">1-Cojo el jersey</text:p>
      <text:p text:style-name="P11">2- Meto la cabeza</text:p>
      <text:p text:style-name="P11">3- Meto la mano izquierda en la manga izquierda</text:p>
      <text:p text:style-name="P11">4- Meto la mano derecha en la manga derecha</text:p>
      <text:p text:style-name="P2"/>
      <text:p text:style-name="P2">Hacer una tirada de dados</text:p>
      <text:p text:style-name="P11">Situación inicial: Tengo enfrente un par de dados</text:p>
      <text:p text:style-name="P11"/>
      <text:p text:style-name="P11">1- Cojo los dados</text:p>
      <text:p text:style-name="P11">2- Agito ligeramente la mano con los dados</text:p>
      <text:p text:style-name="P11">3- Lanzo los dados</text:p>
      <text:p text:style-name="P2"/>
      <text:p text:style-name="P19">Problemas a resolver sólo con instrucciones secuenciales y alternativas</text:p>
      <text:p text:style-name="P19"/>
      <text:p text:style-name="P21">Echar refresco en un vaso a partir de una botella de refresco</text:p>
      <text:p text:style-name="P6">Situación inicial: tengo enfrente una botella de refresco y justo al lado hay un vaso</text:p>
      <text:p text:style-name="P6"/>
      <text:p text:style-name="P9">1- Destapo la botella de refresco </text:p>
      <text:p text:style-name="P9">2- Sostengo el vaso con la mano izquierda</text:p>
      <text:p text:style-name="P9">3- Echo el refresco con la mano derecha</text:p>
      <text:p text:style-name="P11">4- Si el vaso sigue burbujeando</text:p>
      <text:p text:style-name="P11"><text:tab/>4.1 Si el vaso esta lleno</text:p>
      <text:p text:style-name="P11"><text:tab/><text:tab/>4.1.1 Paro de echar</text:p>
      <text:p text:style-name="P11"><text:tab/>4.2 Si no esta lleno</text:p>
      <text:p text:style-name="P11"><text:tab/><text:tab/>4.2.1 Espero a que deje de burbujear</text:p>
      <text:p text:style-name="P11"><text:tab/><text:tab/><text:span text:style-name="T7">4.2.2 Sigo llenando</text:span></text:p>
      <text:p text:style-name="P14">5- Si no burbujea</text:p>
      <text:p text:style-name="P12"><text:tab/>4.1 Si el vaso esta lleno</text:p>
      <text:p text:style-name="P12"><text:tab/><text:tab/>4.1.1 Paro de echar</text:p>
      <text:p text:style-name="P12"><text:tab/>4.2 Si no esta lleno</text:p>
      <text:p text:style-name="P12"><text:tab/><text:tab/><text:span text:style-name="T7">4.2.2 Sigo llenando</text:span></text:p>
      <text:p text:style-name="P24">4- Tapo el refresco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1"><text:soft-page-break/>Estas dentro de tu coche, debes hacer todo lo necesario antes de que el coche empiece a andar</text:p>
      <text:p text:style-name="P26">Situación inicial: Estoy sentado en el asiento del conductor de un coche</text:p>
      <text:p text:style-name="P26"/>
      <text:p text:style-name="P26">1- Si tengo llaves del coche</text:p>
      <text:p text:style-name="P26"><text:tab/>1.1 Introduzco las llaves</text:p>
      <text:p text:style-name="P26"><text:tab/>1.2 Giro la llave hasta arrancar</text:p>
      <text:p text:style-name="P26"><text:tab/>1.3 Piso a fondo el embrague</text:p>
      <text:p text:style-name="P26"><text:tab/>1.4 <text:s/>Meto primera marcha</text:p>
      <text:p text:style-name="P26"><text:tab/>1.5 Suelto suavemente el embrague hasta que empiece a andar</text:p>
      <text:p text:style-name="P26"><text:tab/>1.6 Piso el acelerador</text:p>
      <text:p text:style-name="P26"/>
      <text:p text:style-name="P26">2- Si no tengo las llaves</text:p>
      <text:p text:style-name="P26">2.1 Las busco</text:p>
      <text:p text:style-name="P26"/>
      <text:p text:style-name="P21">Jugar a pares o nones una vez con alguien</text:p>
      <text:p text:style-name="P14">Situación inicial: <text:span text:style-name="T8">Estoy frente a una persona</text:span></text:p>
      <text:p text:style-name="P16"/>
      <text:p text:style-name="P16">1- Elegimos quien es pares y quien es nones</text:p>
      <text:p text:style-name="P16">2- Sacamos un numero que queramos con los dedos</text:p>
      <text:p text:style-name="P16">3- Si sale un numero par</text:p>
      <text:p text:style-name="P16"><text:tab/>3.1 Gana quien hubiera elegido pares</text:p>
      <text:p text:style-name="P16">4- Si sale un numero impar</text:p>
      <text:p text:style-name="P16"><text:tab/>4.2 Gana quien hubiera elegido nones</text:p>
      <text:p text:style-name="P21"/>
      <text:p text:style-name="P21">Comer una cucharada de sopa de un plato</text:p>
      <text:p text:style-name="P16">Situación inicial: Estamos frente a un plato de sopa y justo a la derecha hay una cuchara</text:p>
      <text:p text:style-name="P16"/>
      <text:p text:style-name="P16">1- Cogemos la cuchara</text:p>
      <text:p text:style-name="P16">2- Si la sopa esta caliente</text:p>
      <text:p text:style-name="P16"><text:tab/>2.1 Soplamos</text:p>
      <text:p text:style-name="P16"><text:tab/>2.2 Como</text:p>
      <text:p text:style-name="P16">3- Si no esta caliente</text:p>
      <text:p text:style-name="P16"><text:tab/>3.1 Como</text:p>
      <text:p text:style-name="P18"/>
      <text:p text:style-name="P21"/>
      <text:p text:style-name="P21">Sacar una bola al azar de una bolsa donde hay bolas negras y bolas blancas, decidir si has ganado, (has sacado una bola blanca) o has perdido(has sacado una bola negra).</text:p>
      <text:p text:style-name="P27">Situación inicial: Estamos enfrente de una caja con bolas negras y blancas</text:p>
      <text:p text:style-name="P27"/>
      <text:p text:style-name="P27">1- Metemos la mano en la caja con bolas</text:p>
      <text:p text:style-name="P27">2- Sacamos una bola</text:p>
      <text:p text:style-name="P27">3- Si la bola que sacamos es blanca</text:p>
      <text:p text:style-name="P27"><text:tab/>3.1- Ganamos</text:p>
      <text:p text:style-name="P27">4- Si la bola que sacamos es negra</text:p>
      <text:p text:style-name="P27">4.1 Perdemos</text:p>
      <text:p text:style-name="P27"/>
      <text:p text:style-name="P27"/>
      <text:p text:style-name="P27"/>
      <text:p text:style-name="P27"/>
      <text:p text:style-name="P27"/>
      <text:p text:style-name="P19"><text:soft-page-break/>Problemas a resolver con instrucciones secuenciales, alternativas y repetitivas</text:p>
      <text:p text:style-name="P19"/>
      <text:p text:style-name="P21">Llenar con refresco un vaso a partir de una botella de refresco</text:p>
      <text:p text:style-name="P7">Situación inicial: tengo enfrente una botella de refresco y justo al lado hay un vaso</text:p>
      <text:p text:style-name="P7"/>
      <text:p text:style-name="P10">1- Destapo la botella de refresco </text:p>
      <text:p text:style-name="P10">2- Sostengo el vaso con la mano izquierda</text:p>
      <text:p text:style-name="P10">3- Echo el refresco con la mano derecha</text:p>
      <text:p text:style-name="P13">4- Si el vaso sigue burbujeando</text:p>
      <text:p text:style-name="P13"><text:tab/>4.1 Si el vaso esta lleno</text:p>
      <text:p text:style-name="P13"><text:tab/>4.2 Si no esta lleno</text:p>
      <text:p text:style-name="P13"><text:tab/><text:tab/>4.2.1 Espero a que deje de burbujear</text:p>
      <text:p text:style-name="P13"><text:tab/><text:tab/><text:span text:style-name="T9">4.2.2 vuelvo al paso 4</text:span></text:p>
      <text:p text:style-name="P15">5- Si no burbujea</text:p>
      <text:p text:style-name="P13"><text:tab/>4.1 Si el vaso esta lleno</text:p>
      <text:p text:style-name="P13"><text:tab/><text:tab/><text:span text:style-name="T9">4.1.1 voy al paso 6</text:span></text:p>
      <text:p text:style-name="P13"><text:tab/>4.2 Si no esta lleno</text:p>
      <text:p text:style-name="P13"><text:span text:style-name="T7"><text:tab/><text:tab/>4.2.1 Espero que deje de burbujear</text:span></text:p>
      <text:p text:style-name="P34"><text:tab/><text:tab/>4.2.2 vuelvo al paso 4</text:p>
      <text:p text:style-name="P25"><text:span text:style-name="T9">6</text:span>- Tapo el refresco</text:p>
      <text:p text:style-name="P21">Comerte una sopa de un plato hasta que esta se acabe</text:p>
      <text:p text:style-name="P17">Situación inicial: Estamos frente a un plato de sopa y justo a la derecha hay una cuchara</text:p>
      <text:p text:style-name="P17"/>
      <text:p text:style-name="P17">1- Cogemos la cuchara</text:p>
      <text:p text:style-name="P17">2- Si la sopa esta caliente</text:p>
      <text:p text:style-name="P17"><text:tab/>2.1 Soplamos</text:p>
      <text:p text:style-name="P17"><text:tab/>2.2 Como</text:p>
      <text:p text:style-name="P17"><text:tab/><text:span text:style-name="T9">2.3 vuelvo al paso 2</text:span></text:p>
      <text:p text:style-name="P17">3- Si no esta caliente</text:p>
      <text:p text:style-name="P29"><text:tab/>3.1 Como</text:p>
      <text:p text:style-name="P30"><text:tab/>3.2 vuelvo al paso 2</text:p>
      <text:p text:style-name="P30">4- Si ya no hay sopa</text:p>
      <text:p text:style-name="P30"><text:tab/>4.1 Suelto la cuchara</text:p>
      <text:p text:style-name="P29"/>
      <text:p text:style-name="P21">Sacar bolas al azar de una bolsa donde hay bolas negras y blancas hasta que te saques una bola blanca</text:p>
      <text:p text:style-name="P28">Situación inicial: Estamos enfrente de una caja con bolas negras y blancas</text:p>
      <text:p text:style-name="P28"/>
      <text:p text:style-name="P28">1- Metemos la mano en la caja con bolas</text:p>
      <text:p text:style-name="P28">2- Sacamos una bola</text:p>
      <text:p text:style-name="P28">3- Si la bola que sacamos es blanca</text:p>
      <text:p text:style-name="P28"><text:tab/>3.1- Ganamos</text:p>
      <text:p text:style-name="P28">4- Si la bola que sacamos es negra</text:p>
      <text:p text:style-name="P28"><text:tab/><text:span text:style-name="T10">4.1 Soltamos la bola</text:span></text:p>
      <text:p text:style-name="P28">4.<text:span text:style-name="T10">2</text:span> <text:span text:style-name="T10">volvemos al paso 2</text:span></text:p>
      <text:p text:style-name="P28"/>
      <text:p text:style-name="P28"/>
      <text:p text:style-name="P28"/>
      <text:p text:style-name="P28"/>
      <text:p text:style-name="P28"/>
      <text:p text:style-name="P22"><text:soft-page-break/>Jugar tu solo a las 7 y media</text:p>
      <text:p text:style-name="P36">Situación inicial: Tenemos enfrente una baraja de cartas <text:span text:style-name="T11">españolas</text:span></text:p>
      <text:p text:style-name="P36"/>
      <text:p text:style-name="P37">1- Sacamos dos cartas</text:p>
      <text:p text:style-name="P37">2- Si los puntos de las dos cartas suman siete y medio</text:p>
      <text:p text:style-name="P37"><text:tab/>2.1 Ganamos</text:p>
      <text:p text:style-name="P37"><text:tab/>2.2 vamos al paso 4</text:p>
      <text:p text:style-name="P37">3- Si no</text:p>
      <text:p text:style-name="P37"><text:tab/>3.1 Sacamos otras dos cartas</text:p>
      <text:p text:style-name="P37"><text:tab/>3.2 volvemos al paso 1</text:p>
      <text:p text:style-name="P37">4- Guardamos las cartas en la baraja</text:p>
      <text:p text:style-name="P36"/>
      <text:p text:style-name="P22">Clavar un clavo en la pared</text:p>
      <text:p text:style-name="P33">Situación inicial: Tenemos en la mano izquierda un clavo y en la mano derecha un martillo</text:p>
      <text:p text:style-name="P33"/>
      <text:p text:style-name="P33">1-Ponemos el clavo con la punta mirando para la pared</text:p>
      <text:p text:style-name="P33">2- Golpeamos el clavo</text:p>
      <text:p text:style-name="P33">3- Si el clavo aun no esta clavado</text:p>
      <text:p text:style-name="P33"><text:tab/>3.1 volvemos al paso 2</text:p>
      <text:p text:style-name="P33">4- Si el clavo esta clavado</text:p>
      <text:p text:style-name="P33"><text:tab/>4.1 Soltamos el martillo</text:p>
      <text:p text:style-name="P33"/>
      <text:p text:style-name="P22">Pedirle a un amigo que acierte un n<text:span text:style-name="T10">ú</text:span>mero que has pensado, el juego no termina hasta que no lo acierte, ademas si no acierta, debes indicarle si el numero es mayor o menor que el que pensaste(en el ejercicio no tiene porque aparecer el numero)</text:p>
      <text:p text:style-name="P31">Situación inicial: Estamos enfrente de un amigo</text:p>
      <text:p text:style-name="P31"/>
      <text:p text:style-name="P31">1- Pensamos en un numero</text:p>
      <text:p text:style-name="P31">2- Le decimos a nuestro amigo que intente adivinar el numero</text:p>
      <text:p text:style-name="P31">3- Si el numero es mayor del que pensamos</text:p>
      <text:p text:style-name="P31"><text:span text:style-name="T10"><text:tab/>3</text:span>.1 Le decimos que el numero es mayor <text:span text:style-name="T10">del</text:span> que hemos pensado</text:p>
      <text:p text:style-name="P33"><text:tab/>3.2 volvemos al paso 2</text:p>
      <text:p text:style-name="P33">4- Si el numero es menor del que pensamos</text:p>
      <text:p text:style-name="P32"><text:span text:style-name="T10"><text:tab/>4</text:span>.1 Le decimos que el numero es <text:span text:style-name="T10">menor</text:span> <text:span text:style-name="T10">del</text:span> que hemos pensado</text:p>
      <text:p text:style-name="P33"><text:tab/>4.2 volvemos al paso 2</text:p>
      <text:p text:style-name="P33">5- Si el numero es igual del que pensamos</text:p>
      <text:p text:style-name="P33"><text:tab/>5.1 Le decimos que es ese numer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icrosoft Himalaya" svg:font-family="'Microsoft Himalaya'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Droid Sans Fallback" fo:font-size="10pt" officeooo:rsid="0017be11" officeooo:paragraph-rsid="0017be1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Francisco Salvador González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7T17:27:15.329767138</meta:creation-date>
    <dc:date>2021-09-20T20:43:19.082789340</dc:date>
    <meta:editing-duration>PT38M33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5" meta:paragraph-count="168" meta:word-count="1286" meta:character-count="6650" meta:non-whitespace-character-count="5465"/>
  </office:meta>
</office:document-meta>
</file>